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draw:shadow="visible"/>
    </style:style>
    <style:style style:name="gr4" style:family="graphic" style:parent-style-name="objectwithoutfill">
      <style:graphic-properties draw:marker-end="Arrow" draw:marker-end-width="0.3cm" draw:fill="none" draw:fill-color="#aecf00" draw:textarea-vertical-align="middle" draw:shadow="hidden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7cm" svg:height="2.9cm" svg:x="1.8cm" svg:y="1.4cm">
          <text:p text:style-name="P1">百度云LBS API导图------Deepin团队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5.3cm" svg:height="2.3cm" svg:x="5.4cm" svg:y="5.1cm">
          <text:p text:style-name="P1">定位API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2cm" svg:height="2.3cm" svg:x="5.3cm" svg:y="14.3cm">
          <text:p text:style-name="P1">搜索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4" draw:id="id14" draw:layer="layout" svg:width="1.9cm" svg:height="11cm" svg:x="1.4cm" svg:y="10cm">
          <text:p text:style-name="P1">百</text:p>
          <text:p text:style-name="P1">度</text:p>
          <text:p text:style-name="P1">LBS</text:p>
          <text:p text:style-name="P1">云</text:p>
          <text:p text:style-name="P1">服</text:p>
          <text:p text:style-name="P1">务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9cm" svg:y1="7.4cm" svg:x2="7.9cm" svg:y2="14.1cm">
          <text:p/>
        </draw:line>
        <draw:custom-shape draw:style-name="gr5" draw:text-style-name="P1" xml:id="id3" draw:id="id3" draw:layer="layout" svg:width="5.2cm" svg:height="1.5cm" svg:x="13.1cm" svg:y="9.3cm">
          <text:p text:style-name="P1">LBS云存储API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5.2cm" svg:height="1.5cm" svg:x="13.1cm" svg:y="12.656cm">
          <text:p text:style-name="P1">LBS云检索API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15.45cm" svg:x2="13.1cm" svg:y2="13.406cm" draw:start-shape="id1" draw:start-glue-point="1" draw:end-shape="id2" draw:end-glue-point="3" svg:d="m10500 15450h1300v-2044h1300" svg:viewBox="0 0 2601 2045">
          <text:p/>
        </draw:connector>
        <draw:connector draw:style-name="gr6" draw:text-style-name="P1" draw:layer="layout" svg:x1="10.5cm" svg:y1="15.45cm" svg:x2="13.1cm" svg:y2="10.05cm" draw:start-shape="id1" draw:start-glue-point="1" draw:end-shape="id3" draw:end-glue-point="3" svg:d="m10500 15450h1300v-5400h1300" svg:viewBox="0 0 2601 5401">
          <text:p/>
        </draw:connector>
        <draw:connector draw:style-name="gr6" draw:text-style-name="P1" draw:layer="layout" draw:line-skew="-0.201cm" svg:x1="10.5cm" svg:y1="15.45cm" svg:x2="13.1cm" svg:y2="16.65cm" draw:start-shape="id1" draw:start-glue-point="1" svg:d="m10500 15450h1350v1200h1250" svg:viewBox="0 0 2601 1201">
          <text:p/>
        </draw:connector>
        <draw:line draw:style-name="gr7" draw:text-style-name="P1" draw:layer="layout" svg:x1="3.5cm" svg:y1="9.1cm" svg:x2="20cm" svg:y2="9.1cm">
          <text:p/>
        </draw:line>
        <draw:custom-shape draw:style-name="gr2" draw:text-style-name="P1" xml:id="id5" draw:id="id5" draw:layer="layout" svg:width="5.2cm" svg:height="2.3cm" svg:x="5.287cm" svg:y="23.3cm">
          <text:p text:style-name="P1">地图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3" draw:id="id13" draw:layer="layout" svg:width="8.9cm" svg:height="1cm" svg:x="11cm" svg:y="4.8cm">
          <text:p text:style-name="P2"><text:span text:style-name="T1">com.baidu.location.</text:span><text:span text:style-name="T1">BDLocation**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6.8cm" svg:height="1.3cm" svg:x="12.1cm" svg:y="6cm">
          <text:p text:style-name="P1">返回坐标类型(可设置)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6.8cm" svg:height="1.3cm" svg:x="12.1cm" svg:y="7.5cm">
          <text:p text:style-name="P1">定位模式</text:p>
          <text:p text:style-name="P1">（单次定位，定时定位）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1.5cm" svg:x="13.1cm" svg:y="15.8cm">
          <text:p text:style-name="P1">Places API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.2cm" svg:height="1.5cm" svg:x="13.1cm" svg:y="18.6cm">
          <text:p text:style-name="P1">Geocoding API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9cm" svg:y1="21cm" svg:x2="20.4cm" svg:y2="21cm">
          <text:p/>
        </draw:line>
        <draw:connector draw:style-name="gr6" draw:text-style-name="P1" draw:layer="layout" svg:x1="10.5cm" svg:y1="15.45cm" svg:x2="13.1cm" svg:y2="19.35cm" draw:start-shape="id1" draw:start-glue-point="1" draw:end-shape="id4" draw:end-glue-point="3" svg:d="m10500 15450h1300v3900h1300" svg:viewBox="0 0 2601 3901">
          <text:p/>
        </draw:connector>
        <draw:connector draw:style-name="gr6" draw:text-style-name="P1" draw:layer="layout" svg:x1="7.9cm" svg:y1="16.6cm" svg:x2="7.887cm" svg:y2="23.3cm" draw:start-shape="id1" draw:start-glue-point="2" draw:end-shape="id5" svg:d="m7900 16600v3350h-13v3350" svg:viewBox="0 0 14 6701">
          <text:p/>
        </draw:connector>
        <draw:frame draw:style-name="gr8" draw:layer="layout" svg:width="8.739cm" svg:height="1.009cm" svg:x="11.9cm" svg:y="10.591cm">
          <draw:text-box>
            <text:p>位置数据存储容器—databox</text:p>
          </draw:text-box>
        </draw:frame>
        <draw:frame draw:style-name="gr8" draw:layer="layout" svg:width="7.487cm" svg:height="1.009cm" svg:x="12.5cm" svg:y="13.9cm">
          <draw:text-box>
            <text:p>周边、本地、矩形、详情</text:p>
          </draw:text-box>
        </draw:frame>
        <draw:frame draw:style-name="gr8" draw:layer="layout" svg:width="8.921cm" svg:height="1.767cm" svg:x="11.119cm" svg:y="16.811cm">
          <draw:text-box>
            <text:p>检索POI服务、POI详情服务</text:p>
            <text:p>团购信息检索服务、商家团购</text:p>
          </draw:text-box>
        </draw:frame>
        <draw:frame draw:style-name="gr8" draw:layer="layout" svg:width="6.513cm" svg:height="1.009cm" svg:x="12.5cm" svg:y="19.9cm">
          <draw:text-box>
            <text:p>地址 互转 经纬度坐标</text:p>
          </draw:text-box>
        </draw:frame>
        <draw:custom-shape draw:style-name="gr5" draw:text-style-name="P1" xml:id="id9" draw:id="id9" draw:layer="layout" svg:width="6.6cm" svg:height="1.5cm" svg:x="12.187cm" svg:y="26.2cm">
          <text:p text:style-name="P1">JavaScript 开源库API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5.2cm" svg:height="1.5cm" svg:x="12.887cm" svg:y="24.5cm">
          <text:p text:style-name="P1">Javascript API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5.2cm" svg:height="1.5cm" svg:x="12.887cm" svg:y="21.1cm">
          <text:p text:style-name="P1">静态图API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5.2cm" svg:height="1.5cm" svg:x="12.887cm" svg:y="22.8cm">
          <text:p text:style-name="P1">android地图API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487cm" svg:y1="24.45cm" svg:x2="12.887cm" svg:y2="23.55cm" draw:start-shape="id5" draw:start-glue-point="1" draw:end-shape="id6" draw:end-glue-point="3" svg:d="m10487 24450h1200v-900h1200" svg:viewBox="0 0 2401 901">
          <text:p/>
        </draw:connector>
        <draw:connector draw:style-name="gr6" draw:text-style-name="P1" draw:layer="layout" svg:x1="10.487cm" svg:y1="24.45cm" svg:x2="12.887cm" svg:y2="21.85cm" draw:start-shape="id5" draw:start-glue-point="1" draw:end-shape="id7" draw:end-glue-point="3" svg:d="m10487 24450h1200v-2600h1200" svg:viewBox="0 0 2401 2601">
          <text:p/>
        </draw:connector>
        <draw:connector draw:style-name="gr6" draw:text-style-name="P1" draw:layer="layout" svg:x1="10.487cm" svg:y1="24.45cm" svg:x2="12.887cm" svg:y2="25.25cm" draw:start-shape="id5" draw:start-glue-point="1" draw:end-shape="id8" svg:d="m10487 24450h1200v800h1200" svg:viewBox="0 0 2401 801">
          <text:p/>
        </draw:connector>
        <draw:connector draw:style-name="gr6" draw:text-style-name="P1" draw:layer="layout" draw:line-skew="0.3cm" svg:x1="10.487cm" svg:y1="24.45cm" svg:x2="12.187cm" svg:y2="26.95cm" draw:start-shape="id5" draw:start-glue-point="1" draw:end-shape="id9" draw:end-glue-point="3" svg:d="m10487 24450h1150v2500h550" svg:viewBox="0 0 1701 2501">
          <text:p/>
        </draw:connector>
        <draw:connector draw:style-name="gr6" draw:text-style-name="P1" draw:layer="layout" svg:x1="10.7cm" svg:y1="6.25cm" svg:x2="12.1cm" svg:y2="6.65cm" draw:start-shape="id10" draw:start-glue-point="1" draw:end-shape="id11" draw:end-glue-point="3" svg:d="m10700 6250h700v400h700" svg:viewBox="0 0 1401 401">
          <text:p/>
        </draw:connector>
        <draw:connector draw:style-name="gr6" draw:text-style-name="P1" draw:layer="layout" svg:x1="10.7cm" svg:y1="6.25cm" svg:x2="12.1cm" svg:y2="8.15cm" draw:start-shape="id10" draw:start-glue-point="1" draw:end-shape="id12" draw:end-glue-point="3" svg:d="m10700 6250h700v1900h700" svg:viewBox="0 0 1401 1901">
          <text:p/>
        </draw:connector>
        <draw:connector draw:style-name="gr6" draw:text-style-name="P1" draw:layer="layout" svg:x1="10.7cm" svg:y1="6.25cm" svg:x2="11cm" svg:y2="5.3cm" draw:start-shape="id10" draw:start-glue-point="1" draw:end-shape="id13" draw:end-glue-point="3" svg:d="m10700 6250h150v-950h150" svg:viewBox="0 0 301 951">
          <text:p/>
        </draw:connector>
        <draw:connector draw:style-name="gr6" draw:text-style-name="P1" draw:layer="layout" svg:x1="3.3cm" svg:y1="15.5cm" svg:x2="5.4cm" svg:y2="6.25cm" draw:start-shape="id14" draw:start-glue-point="1" draw:end-shape="id10" draw:end-glue-point="3" svg:d="m3300 15500h1150v-9250h950" svg:viewBox="0 0 2101 9251">
          <text:p/>
        </draw:connector>
        <draw:connector draw:style-name="gr6" draw:text-style-name="P1" draw:layer="layout" svg:x1="3.3cm" svg:y1="15.5cm" svg:x2="5.3cm" svg:y2="15.45cm" draw:start-shape="id14" draw:start-glue-point="1" draw:end-shape="id1" draw:end-glue-point="3" svg:d="m3300 15500h1100v-50h900" svg:viewBox="0 0 2001 51">
          <text:p/>
        </draw:connector>
        <draw:connector draw:style-name="gr6" draw:text-style-name="P1" draw:layer="layout" svg:x1="3.3cm" svg:y1="15.5cm" svg:x2="5.287cm" svg:y2="24.45cm" draw:start-shape="id14" draw:start-glue-point="1" draw:end-shape="id5" draw:end-glue-point="3" svg:d="m3300 15500h1094v8950h893" svg:viewBox="0 0 1988 8951">
          <text:p/>
        </draw:connector>
        <draw:frame draw:style-name="gr9" draw:text-style-name="P4" draw:layer="layout" svg:width="1.772cm" svg:height="1.109cm" svg:x="18.087cm" svg:y="25.3cm">
          <draw:text-box>
            <text:p><text:span text:style-name="T2">几何</text:span></text:p>
          </draw:text-box>
        </draw:frame>
        <draw:frame draw:style-name="gr8" draw:layer="layout" svg:width="7.487cm" svg:height="1.767cm" svg:x="4.2cm" svg:y="26.033cm">
          <draw:text-box>
            <text:p>绘制弧线类、标注管理器</text:p>
            <text:p>鼠标绘制工具条库</text:p>
          </draw:text-box>
        </draw:frame>
        <draw:line draw:style-name="gr6" draw:text-style-name="P1" draw:layer="layout" svg:x1="12.381cm" svg:y1="27.437cm" svg:x2="9.568cm" svg:y2="27.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XHei Ubuntu'" style:font-family-generic-asian="system" style:font-pitch-asian="variable" style:font-size-asian="24pt" style:language-asian="zh" style:country-asian="CN" style:font-family-complex="'XHei Ubuntu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XHei Ubuntu'" style:font-family-generic="roman" style:font-pitch="variable" fo:font-size="18pt" fo:font-style="normal" fo:text-shadow="none" style:text-underline-style="none" fo:font-weight="normal" style:letter-kerning="true" style:font-family-asian="'XHei Ubuntu'" style:font-family-generic-asian="system" style:font-pitch-asian="variable" style:font-size-asian="18pt" style:font-style-asian="normal" style:font-weight-asian="normal" style:font-family-complex="'XHei Ubuntu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XHei Ubuntu'" style:font-family-generic="roman" style:font-pitch="variable" fo:font-size="18pt" style:letter-kerning="true" style:font-family-asian="'XHei Ubuntu'" style:font-family-generic-asian="system" style:font-pitch-asian="variable" style:font-size-asian="18pt" style:font-family-complex="'XHei Ubuntu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cl </meta:initial-creator>
    <meta:creation-date>2013-07-18T13:39:50</meta:creation-date>
    <dc:date>2013-07-18T15:47:09</dc:date>
    <dc:creator>ycl </dc:creator>
    <meta:editing-duration>PT1H15M26S</meta:editing-duration>
    <meta:editing-cycles>52</meta:editing-cycles>
    <meta:generator>LibreOffice/4.0.2.2$Linux_X86_64 LibreOffice_project/400m0$Build-2</meta:generator>
    <meta:document-statistic meta:object-count="41"/>
  </office:meta>
</office:document-meta>
</file>